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0" style:family="graphic" style:parent-style-name="objectwithoutfill">
      <style:graphic-properties svg:stroke-color="#000000" draw:fill="none" draw:fill-color="#ffffff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0cm"/>
    </style:style>
    <style:style style:name="gr12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0" style:family="graphic" style:parent-style-name="objectwithoutfill">
      <style:graphic-properties svg:stroke-color="#000000" draw:fill="none" draw:fill-color="#000000" draw:textarea-vertical-align="middle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3.945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802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4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3" style:family="graphic" style:parent-style-name="standard">
      <style:graphic-properties draw:stroke="none" svg:stroke-color="#000000" draw:fill="none" draw:fill-color="#ffffff" fo:min-height="0.23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</text:span><text:span text:style-name="T2">3</text:span><text:span text:style-name="T2">6</text:span><text:span text:style-name="T2">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</text:span><text:span text:style-name="T1">m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m+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m-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4" draw:text-style-name="P7" draw:layer="layout" svg:x1="6.588cm" svg:y1="9.128cm" svg:x2="7.731cm" svg:y2="9.128cm">
          <text:p text:style-name="P6"><text:span text:style-name="T2">gnd</text:span></text:p>
          <text:p text:style-name="P6"><text:span text:style-name="T2"/></text:p>
        </draw:line>
        <draw:custom-shape draw:style-name="gr7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6.588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7.35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7.604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</text:span><text:span text:style-name="T2">st</text:span><text:span text:style-name="T2">e</text:span><text:span text:style-name="T2">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8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.08cm" svg:y1="9.128cm" svg:x2="6.334cm" svg:y2="9.128cm">
          <text:p/>
        </draw:line>
        <draw:line draw:style-name="gr10" draw:text-style-name="P1" draw:layer="layout" svg:x1="5.826cm" svg:y1="8.874cm" svg:x2="6.334cm" svg:y2="8.874cm">
          <text:p/>
        </draw:line>
        <draw:line draw:style-name="gr10" draw:text-style-name="P1" draw:layer="layout" svg:x1="5.572cm" svg:y1="8.62cm" svg:x2="6.334cm" svg:y2="8.62cm">
          <text:p/>
        </draw:line>
        <draw:custom-shape draw:style-name="gr11" draw:text-style-name="P12" draw:layer="layout" svg:width="0.254cm" svg:height="4.064cm" svg:x="6.334cm" svg:y="5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7" draw:layer="layout" svg:x1="4.81cm" svg:y1="16.24cm" svg:x2="4.81cm" svg:y2="7.858cm">
          <text:p text:style-name="P6"><text:span text:style-name="T2">pr</text:span><text:span text:style-name="T2">o</text:span><text:span text:style-name="T2">b</text:span><text:span text:style-name="T2">e</text:span></text:p>
          <text:p text:style-name="P6"><text:span text:style-name="T2"/></text:p>
        </draw:line>
        <draw:line draw:style-name="gr4" draw:text-style-name="P7" draw:layer="layout" svg:x1="5.064cm" svg:y1="16.24cm" svg:x2="5.064cm" svg:y2="8.112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318cm" svg:y1="16.24cm" svg:x2="5.318cm" svg:y2="8.366cm">
          <text:p text:style-name="P6"><text:span text:style-name="T2">drx</text:span></text:p>
          <text:p text:style-name="P6"><text:span text:style-name="T2"/></text:p>
        </draw:line>
        <draw:line draw:style-name="gr13" draw:text-style-name="P7" draw:layer="layout" svg:x1="2.27cm" svg:y1="19.542cm" svg:x2="2.27cm" svg:y2="5.572cm">
          <text:p text:style-name="P6"><text:span text:style-name="T2">air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097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2.524cm" svg:y1="19.542cm" svg:x2="2.524cm" svg:y2="5.826cm">
          <text:p text:style-name="P6"><text:span text:style-name="T2">usb</text:span></text:p>
          <text:p text:style-name="P6"><text:span text:style-name="T2"/></text:p>
        </draw:line>
        <draw:custom-shape draw:style-name="gr14" draw:text-style-name="P5" draw:layer="layout" svg:width="0.762cm" svg:height="0.254cm" draw:transform="rotate (1.5707963267949) translate (2.44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3" draw:layer="layout" svg:x1="5.318cm" svg:y1="8.366cm" svg:x2="6.334cm" svg:y2="8.366cm">
          <text:p/>
        </draw:line>
        <draw:line draw:style-name="gr10" draw:text-style-name="P1" draw:layer="layout" svg:x1="5.064cm" svg:y1="8.112cm" svg:x2="6.334cm" svg:y2="8.112cm">
          <text:p/>
        </draw:line>
        <draw:line draw:style-name="gr10" draw:text-style-name="P1" draw:layer="layout" svg:x1="4.556cm" svg:y1="7.604cm" svg:x2="6.334cm" svg:y2="7.604cm">
          <text:p/>
        </draw:line>
        <draw:line draw:style-name="gr15" draw:text-style-name="P1" draw:layer="layout" svg:x1="4.81cm" svg:y1="7.858cm" svg:x2="6.334cm" svg:y2="7.858cm">
          <text:p/>
        </draw:line>
        <draw:line draw:style-name="gr10" draw:text-style-name="P1" draw:layer="layout" svg:x1="4.302cm" svg:y1="7.35cm" svg:x2="6.334cm" svg:y2="7.35cm">
          <text:p/>
        </draw:line>
        <draw:line draw:style-name="gr10" draw:text-style-name="P1" draw:layer="layout" svg:x1="4.048cm" svg:y1="7.096cm" svg:x2="6.334cm" svg:y2="7.096cm">
          <text:p/>
        </draw:line>
        <draw:line draw:style-name="gr16" draw:text-style-name="P1" draw:layer="layout" svg:x1="3.794cm" svg:y1="6.842cm" svg:x2="6.334cm" svg:y2="6.842cm">
          <text:p/>
        </draw:line>
        <draw:line draw:style-name="gr16" draw:text-style-name="P1" draw:layer="layout" svg:x1="3.54cm" svg:y1="6.588cm" svg:x2="6.334cm" svg:y2="6.588cm">
          <text:p/>
        </draw:line>
        <draw:line draw:style-name="gr6" draw:text-style-name="P7" draw:layer="layout" svg:x1="3.032cm" svg:y1="19.542cm" svg:x2="3.032cm" svg:y2="16.748cm">
          <text:p text:style-name="P6"><text:span text:style-name="T2">m</text:span><text:span text:style-name="T2">+</text:span></text:p>
          <text:p text:style-name="P6"><text:span text:style-name="T2"/></text:p>
        </draw:line>
        <draw:line draw:style-name="gr6" draw:text-style-name="P7" draw:layer="layout" svg:x1="3.286cm" svg:y1="19.542cm" svg:x2="3.286cm" svg:y2="6.334cm">
          <text:p text:style-name="P6"><text:span text:style-name="T2">m</text:span><text:span text:style-name="T2">-</text:span></text:p>
          <text:p text:style-name="P6"><text:span text:style-name="T2"/></text:p>
        </draw:line>
        <draw:line draw:style-name="gr16" draw:text-style-name="P1" draw:layer="layout" svg:x1="3.286cm" svg:y1="6.334cm" svg:x2="6.334cm" svg:y2="6.334cm">
          <text:p/>
        </draw:line>
        <draw:line draw:style-name="gr16" draw:text-style-name="P1" draw:layer="layout" svg:x1="3.032cm" svg:y1="6.08cm" svg:x2="6.334cm" svg:y2="6.08cm">
          <text:p/>
        </draw:line>
        <draw:line draw:style-name="gr4" draw:text-style-name="P10" draw:layer="layout" svg:x1="10.525cm" svg:y1="2.524cm" svg:x2="25.385cm" svg:y2="2.524cm">
          <text:p text:style-name="P9"><text:span text:style-name="T2">gnd</text:span></text:p>
          <text:p text:style-name="P9"><text:span text:style-name="T2"/></text:p>
        </draw:line>
        <draw:line draw:style-name="gr4" draw:text-style-name="P7" draw:layer="layout" svg:x1="6.588cm" svg:y1="8.874cm" svg:x2="7.985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588cm" svg:y1="8.62cm" svg:x2="8.239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272cm 13.7cm)">
          <text:p text:style-name="P4"><text:span text:style-name="T3">came</text:span><text:span text:style-name="T3">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588cm" svg:y1="8.366cm" svg:x2="9.128cm" svg:y2="8.366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m+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m-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gnd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line draw:style-name="gr20" draw:text-style-name="P7" draw:layer="layout" svg:x1="7.731cm" svg:y1="9.382cm" svg:x2="24.749cm" svg:y2="9.382cm">
          <text:p/>
        </draw:line>
        <draw:custom-shape draw:style-name="gr5" draw:text-style-name="P8" draw:layer="layout" svg:width="1.27cm" svg:height="1.27cm" svg:x="7.604cm" svg:y="9.509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128cm" svg:y1="8.366cm" svg:x2="9.128cm" svg:y2="9.128cm">
          <text:p/>
        </draw:line>
        <draw:line draw:style-name="gr12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gnd</text:span></text:p>
          <text:p text:style-name="P6"><text:span text:style-name="T2"/></text:p>
        </draw:line>
        <draw:line draw:style-name="gr13" draw:text-style-name="P7" draw:layer="layout" svg:x1="18.526cm" svg:y1="12.43cm" svg:x2="18.526cm" svg:y2="8.874cm">
          <text:p text:style-name="P6"><text:span text:style-name="T2">usb</text:span></text:p>
          <text:p text:style-name="P6"><text:span text:style-name="T2"/></text:p>
        </draw:line>
        <draw:line draw:style-name="gr13" draw:text-style-name="P7" draw:layer="layout" svg:x1="18.018cm" svg:y1="12.43cm" svg:x2="18.018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5.826cm" svg:x2="6.334cm" svg:y2="5.826cm">
          <text:p/>
        </draw:line>
        <draw:line draw:style-name="gr22" draw:text-style-name="P1" draw:layer="layout" svg:x1="2.27cm" svg:y1="5.572cm" svg:x2="6.334cm" svg:y2="5.572cm">
          <text:p/>
        </draw:line>
        <draw:line draw:style-name="gr12" draw:text-style-name="P7" draw:layer="layout" svg:x1="6.588cm" svg:y1="7.604cm" svg:x2="18.78cm" svg:y2="7.60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6.588cm" svg:y1="7.35cm" svg:x2="19.034cm" svg:y2="7.35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7.096cm" svg:x2="19.288cm" svg:y2="7.096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6.588cm" svg:y1="6.842cm" svg:x2="19.542cm" svg:y2="6.842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6.588cm" svg:x2="19.796cm" svg:y2="6.588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6.334cm" svg:x2="20.05cm" svg:y2="6.33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6.08cm" svg:x2="20.304cm" svg:y2="6.08cm">
          <text:p text:style-name="P6"><text:span text:style-name="T2">m-</text:span></text:p>
          <text:p text:style-name="P6"><text:span text:style-name="T2"/></text:p>
        </draw:line>
        <draw:line draw:style-name="gr6" draw:text-style-name="P7" draw:layer="layout" svg:x1="6.588cm" svg:y1="5.826cm" svg:x2="20.558cm" svg:y2="5.826cm">
          <text:p text:style-name="P6"><text:span text:style-name="T2">m+</text:span></text:p>
          <text:p text:style-name="P6"><text:span text:style-name="T2"/></text:p>
        </draw:line>
        <draw:line draw:style-name="gr13" draw:text-style-name="P7" draw:layer="layout" svg:x1="6.588cm" svg:y1="5.572cm" svg:x2="20.812cm" svg:y2="5.572cm">
          <text:p text:style-name="P6"><text:span text:style-name="T2">usb</text:span></text:p>
          <text:p text:style-name="P6"><text:span text:style-name="T2"/></text:p>
        </draw:line>
        <draw:line draw:style-name="gr13" draw:text-style-name="P7" draw:layer="layout" svg:x1="6.588cm" svg:y1="5.318cm" svg:x2="21.066cm" svg:y2="5.318cm">
          <text:p text:style-name="P6"><text:span text:style-name="T2">air</text:span></text:p>
          <text:p text:style-name="P6"><text:span text:style-name="T2"/></text:p>
        </draw:line>
        <draw:line draw:style-name="gr4" draw:text-style-name="P7" draw:layer="layout" svg:x1="6.588cm" svg:y1="7.858cm" svg:x2="18.526cm" svg:y2="7.858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8.112cm" svg:x2="18.272cm" svg:y2="8.112cm">
          <text:p text:style-name="P6"><text:span text:style-name="T2">drx</text:span></text:p>
          <text:p text:style-name="P6"><text:span text:style-name="T2"/></text:p>
        </draw:line>
        <draw:line draw:style-name="gr10" draw:text-style-name="P1" draw:layer="layout" svg:x1="18.272cm" svg:y1="8.112cm" svg:x2="18.272cm" svg:y2="8.62cm">
          <text:p/>
        </draw:line>
        <draw:line draw:style-name="gr10" draw:text-style-name="P1" draw:layer="layout" svg:x1="18.526cm" svg:y1="7.858cm" svg:x2="18.526cm" svg:y2="8.62cm">
          <text:p/>
        </draw:line>
        <draw:line draw:style-name="gr15" draw:text-style-name="P1" draw:layer="layout" svg:x1="18.78cm" svg:y1="7.604cm" svg:x2="18.78cm" svg:y2="8.62cm">
          <text:p/>
        </draw:line>
        <draw:line draw:style-name="gr10" draw:text-style-name="P1" draw:layer="layout" svg:x1="19.034cm" svg:y1="7.35cm" svg:x2="19.034cm" svg:y2="8.62cm">
          <text:p/>
        </draw:line>
        <draw:line draw:style-name="gr10" draw:text-style-name="P1" draw:layer="layout" svg:x1="19.288cm" svg:y1="7.096cm" svg:x2="19.288cm" svg:y2="8.62cm">
          <text:p/>
        </draw:line>
        <draw:line draw:style-name="gr10" draw:text-style-name="P1" draw:layer="layout" svg:x1="19.542cm" svg:y1="6.842cm" svg:x2="19.542cm" svg:y2="8.62cm">
          <text:p/>
        </draw:line>
        <draw:line draw:style-name="gr16" draw:text-style-name="P1" draw:layer="layout" svg:x1="19.796cm" svg:y1="6.588cm" svg:x2="19.796cm" svg:y2="8.62cm">
          <text:p/>
        </draw:line>
        <draw:line draw:style-name="gr16" draw:text-style-name="P1" draw:layer="layout" svg:x1="20.05cm" svg:y1="6.334cm" svg:x2="20.05cm" svg:y2="8.62cm">
          <text:p/>
        </draw:line>
        <draw:line draw:style-name="gr16" draw:text-style-name="P1" draw:layer="layout" svg:x1="20.304cm" svg:y1="6.08cm" svg:x2="20.304cm" svg:y2="8.62cm">
          <text:p/>
        </draw:line>
        <draw:line draw:style-name="gr16" draw:text-style-name="P1" draw:layer="layout" svg:x1="20.558cm" svg:y1="5.826cm" svg:x2="20.558cm" svg:y2="8.62cm">
          <text:p/>
        </draw:line>
        <draw:line draw:style-name="gr22" draw:text-style-name="P1" draw:layer="layout" svg:x1="20.812cm" svg:y1="5.572cm" svg:x2="20.812cm" svg:y2="8.62cm">
          <text:p/>
        </draw:line>
        <draw:line draw:style-name="gr22" draw:text-style-name="P1" draw:layer="layout" svg:x1="21.066cm" svg:y1="5.318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</text:span><text:span text:style-name="T1">kBe</text:span><text:span text:style-name="T1">e </text:span><text:span text:style-name="T1">Wir</text:span><text:span text:style-name="T1">e </text:span><text:span text:style-name="T1">Ro</text:span><text:span text:style-name="T1">utin</text:span><text:span text:style-name="T1">g</text:span></text:p>
          <text:p text:style-name="P16"><text:span text:style-name="T1">Cra</text:span><text:span text:style-name="T1">ig </text:span><text:span text:style-name="T1">Holl</text:span><text:span text:style-name="T1">aba</text:span><text:span text:style-name="T1">ugh</text:span></text:p>
          <text:p text:style-name="P16"><text:span text:style-name="T1">180</text:span><text:span text:style-name="T1">7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19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10.398cm" svg:y1="16.24cm" svg:x2="10.398cm" svg:y2="2.651cm">
          <text:p text:style-name="P6"><text:span text:style-name="T2">gnd</text:span></text:p>
          <text:p text:style-name="P6"><text:span text:style-name="T2"/></text:p>
        </draw:line>
        <draw:line draw:style-name="gr26" draw:text-style-name="P7" draw:layer="layout" svg:x1="9.382cm" svg:y1="14.335cm" svg:x2="9.382cm" svg:y2="2.651cm">
          <text:p/>
        </draw:line>
        <draw:line draw:style-name="gr26" draw:text-style-name="P7" draw:layer="layout" svg:x1="9.636cm" svg:y1="14.589cm" svg:x2="9.636cm" svg:y2="2.651cm">
          <text:p/>
        </draw:line>
        <draw:line draw:style-name="gr26" draw:text-style-name="P7" draw:layer="layout" svg:x1="8.747cm" svg:y1="9.509cm" svg:x2="8.747cm" svg:y2="5.826cm">
          <text:p/>
        </draw:line>
        <draw:line draw:style-name="gr26" draw:text-style-name="P7" draw:layer="layout" svg:x1="8.493cm" svg:y1="9.509cm" svg:x2="8.493cm" svg:y2="6.08cm">
          <text:p/>
        </draw:line>
        <draw:line draw:style-name="gr25" draw:text-style-name="P18" draw:layer="layout" svg:x1="7.731cm" svg:y1="9.509cm" svg:x2="7.731cm" svg:y2="9.128cm">
          <text:p/>
        </draw:line>
        <draw:line draw:style-name="gr25" draw:text-style-name="P18" draw:layer="layout" svg:x1="7.985cm" svg:y1="9.509cm" svg:x2="7.985cm" svg:y2="8.874cm">
          <text:p/>
        </draw:line>
        <draw:line draw:style-name="gr25" draw:text-style-name="P18" draw:layer="layout" svg:x1="8.239cm" svg:y1="9.509cm" svg:x2="8.239cm" svg:y2="8.62cm">
          <text:p/>
        </draw:line>
        <draw:line draw:style-name="gr27" draw:text-style-name="P18" draw:layer="layout" svg:x1="3.286cm" svg:y1="14.589cm" svg:x2="9.636cm" svg:y2="14.589cm">
          <text:p/>
        </draw:line>
        <draw:line draw:style-name="gr27" draw:text-style-name="P18" draw:layer="layout" svg:x1="3.032cm" svg:y1="14.335cm" svg:x2="9.382cm" svg:y2="14.33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10.398cm" svg:y2="2.778cm">
          <text:p/>
        </draw:line>
        <draw:line draw:style-name="gr27" draw:text-style-name="P18" draw:layer="layout" svg:x1="4.175cm" svg:y1="19.415cm" svg:x2="3.286cm" svg:y2="19.415cm">
          <text:p/>
        </draw:line>
        <draw:line draw:style-name="gr28" draw:text-style-name="P18" draw:layer="layout" svg:x1="1.762cm" svg:y1="18.653cm" svg:x2="4.048cm" svg:y2="18.653cm">
          <text:p/>
        </draw:line>
        <draw:line draw:style-name="gr27" draw:text-style-name="P18" draw:layer="layout" svg:x1="4.175cm" svg:y1="19.415cm" svg:x2="4.175cm" svg:y2="19.288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OWER</text:span></text:p>
          </draw:text-box>
        </draw:frame>
        <draw:line draw:style-name="gr31" draw:text-style-name="P18" draw:layer="layout" svg:x1="3.159cm" svg:y1="15.097cm" svg:x2="6.334cm" svg:y2="15.097cm">
          <text:p/>
        </draw:line>
        <draw:line draw:style-name="gr12" draw:text-style-name="P7" draw:layer="layout" svg:x1="6.334cm" svg:y1="16.24cm" svg:x2="6.334cm" svg:y2="15.097cm">
          <text:p text:style-name="P6"><text:span text:style-name="T2">msens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*10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*1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</text:span><text:span text:style-name="T2">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</text:span><text:span text:style-name="T2">le</text:span></text:p>
          <text:p text:style-name="P23"><text:span text:style-name="T2">sta</text:span><text:span text:style-name="T2">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19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445cm" svg:height="0.254cm" svg:x="17.891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302cm" svg:height="0.254cm" svg:x="17.891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</text:span><text:span text:style-name="T5">u</text:span><text:span text:style-name="T5">t</text:span><text:span text:style-name="T5">u</text:span><text:span text:style-name="T5">r</text:span><text:span text:style-name="T5">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</text:span><text:span text:style-name="T2">e</text:span><text:span text:style-name="T2">e</text:span><text:span text:style-name="T2">d</text:span></text:p>
          <text:p text:style-name="P21"><text:span text:style-name="T2">o</text:span><text:span text:style-name="T2">v</text:span><text:span text:style-name="T2">r</text:span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</text:span><text:span text:style-name="T2">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3.032cm" svg:y1="16.748cm" svg:x2="3.032cm" svg:y2="6.08cm">
          <text:p/>
        </draw:line>
        <draw:custom-shape draw:style-name="gr47" draw:text-style-name="P5" draw:layer="layout" svg:width="0.889cm" svg:height="0.254cm" draw:transform="rotate (1.5707963267949) translate (2.905cm 15.732cm)">
          <text:p text:style-name="P4"><text:span text:style-name="T2">ms</text:span><text:span text:style-name="T2">ens</text:span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8" draw:layer="layout" svg:x1="1.762cm" svg:y1="14.081cm" svg:x2="20.177cm" svg:y2="14.081cm">
          <text:p/>
        </draw:line>
        <draw:custom-shape draw:style-name="gr48" draw:text-style-name="P5" draw:layer="layout" svg:width="1.111cm" svg:height="1.169cm" svg:x="20.05cm" svg:y="13.827cm">
          <text:p text:style-name="P4"><text:span text:style-name="T2">spin</text:span><text:span text:style-name="T2">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28" draw:text-style-name="P18" draw:layer="layout" svg:x1="1.762cm" svg:y1="20.431cm" svg:x2="1.762cm" svg:y2="14.081cm">
          <text:p/>
        </draw:line>
        <draw:custom-shape draw:style-name="gr50" draw:text-style-name="P5" draw:layer="layout" svg:width="0.889cm" svg:height="0.635cm" draw:transform="rotate (1.5707963267949) translate (1.381cm 15.097cm)">
          <text:p text:style-name="P4"><text:span text:style-name="T2">AC</text:span></text:p>
          <text:p text:style-name="P4"><text:span text:style-name="T2">Rel</text:span><text:span text:style-name="T2">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18" draw:layer="layout" svg:x1="3.159cm" svg:y1="20.304cm" svg:x2="3.16cm" svg:y2="20.431cm">
          <text:p/>
        </draw:line>
        <draw:line draw:style-name="gr49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line draw:style-name="gr27" draw:text-style-name="P18" draw:layer="layout" svg:x1="2.016cm" svg:y1="14.462cm" svg:x2="3.032cm" svg:y2="14.462cm">
          <text:p/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7" draw:text-style-name="P14" draw:layer="layout" svg:width="1.27cm" svg:height="0.254cm" draw:transform="rotate (1.5707963267949) translate (20.497cm 16.367cm)">
          <text:p text:style-name="P4"><text:span text:style-name="T3">pro</text:span><text:span text:style-name="T3">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3cm" svg:y1="16.24cm" svg:x2="4.043cm" svg:y2="7.096cm">
          <text:p text:style-name="P6"><text:span text:style-name="T2">zste</text:span><text:span text:style-name="T2">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</text:span><text:span text:style-name="T2">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</text:span><text:span text:style-name="T2">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</text:span><text:span text:style-name="T2">ndir</text:span></text:p>
          <text:p text:style-name="P6"><text:span text:style-name="T2"/></text:p>
        </draw:line>
        <draw:line draw:style-name="gr4" draw:text-style-name="P7" draw:layer="layout" svg:x1="8.239cm" svg:y1="16.24cm" svg:x2="8.239cm" svg:y2="14.97cm">
          <text:p text:style-name="P6"><text:span text:style-name="T2">spi</text:span><text:span text:style-name="T2">ne</text:span><text:span text:style-name="T2">na</text:span><text:span text:style-name="T2">ble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</text:span><text:span text:style-name="T5">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*10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6.588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8.793cm" svg:y1="16.24cm" svg:x2="8.793cm" svg:y2="14.97cm">
          <text:p text:style-name="P6"><text:span text:style-name="T2">stepenabl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2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1.016cm" svg:height="0.489cm" svg:x="3.186cm" svg:y="19.315cm">
          <draw:text-box>
            <text:p><text:span text:style-name="T8">GND</text:span></text:p>
          </draw:text-box>
        </draw:frame>
        <draw:custom-shape draw:style-name="gr29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359cm" svg:y="18.592cm">
          <draw:text-box>
            <text:p><text:span text:style-name="T2">ERROR</text:span></text:p>
          </draw:text-box>
        </draw:frame>
        <draw:frame draw:style-name="gr30" draw:text-style-name="P19" draw:layer="layout" svg:width="2.159cm" svg:height="0.526cm" svg:x="4.359cm" svg:y="18.847cm">
          <draw:text-box>
            <text:p><text:span text:style-name="T2">HOLDING</text:span></text:p>
          </draw:text-box>
        </draw:frame>
        <draw:custom-shape draw:style-name="gr29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08-04T16:18:57.058907601</dc:date>
    <meta:editing-duration>P1DT1H40M29S</meta:editing-duration>
    <meta:editing-cycles>110</meta:editing-cycles>
    <meta:generator>LibreOffice/5.1.6.2$Linux_X86_64 LibreOffice_project/10m0$Build-2</meta:generator>
    <dc:creator>Craig Hollabaugh</dc:creator>
    <meta:printed-by>Craig Hollabaugh</meta:printed-by>
    <meta:print-date>2018-07-28T16:17:50.751799457</meta:print-date>
    <meta:document-statistic meta:object-count="239"/>
  </office:meta>
</office:document-meta>
</file>